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officeooo:rsid="003a3930" officeooo:paragraph-rsid="003a3930"/>
    </style:style>
    <style:style style:name="P65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6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7" style:family="paragraph" style:parent-style-name="Standard">
      <style:text-properties officeooo:rsid="0068b0ba" officeooo:paragraph-rsid="0068b0ba"/>
    </style:style>
    <style:style style:name="P68" style:family="paragraph" style:parent-style-name="Standard">
      <style:text-properties officeooo:rsid="0068b0ba" officeooo:paragraph-rsid="006ad8ac"/>
    </style:style>
    <style:style style:name="P69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0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78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79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80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81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82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83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84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85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86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87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88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89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90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91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92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93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94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95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96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97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98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99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00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01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02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03" style:family="paragraph" style:parent-style-name="Standard">
      <style:text-properties officeooo:paragraph-rsid="00c2c108"/>
    </style:style>
    <style:style style:name="P104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10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106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110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fo:font-size="14pt" fo:font-weight="bold" officeooo:rsid="00623b32" style:font-size-asian="14pt" style:font-weight-asian="bold" style:font-size-complex="14pt" style:font-weight-complex="bold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15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16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17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tyle="italic" style:font-style-asian="italic" style:font-style-complex="italic"/>
    </style:style>
    <style:style style:name="T122" style:family="text">
      <style:text-properties style:text-line-through-style="none" style:text-line-through-type="none" style:font-name="Liberation Serif" fo:font-style="italic" officeooo:rsid="00cb36a6" style:font-style-asian="italic" style:font-style-complex="italic"/>
    </style:style>
    <style:style style:name="T123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24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25" style:family="text">
      <style:text-properties style:text-line-through-style="none" style:text-line-through-type="none" fo:font-size="14pt" fo:font-style="italic" officeooo:rsid="00cad4d6" style:font-size-asian="14pt" style:font-style-asian="italic" style:font-size-complex="14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80">password: <text:span text:style-name="T1">Password: Aistle7868@</text:span></text:p>
      <text:p text:style-name="P81">url: digitalocean.com</text:p>
      <text:p text:style-name="P82">jenkins password: abe59ad4d88c4cc1aa1f5fa3b29e2103</text:p>
      <text:p text:style-name="P5"/>
      <text:p text:style-name="P10">Jenkins Current Credentials</text:p>
      <text:p text:style-name="P82">username: mohammed_aybits</text:p>
      <text:p text:style-name="P82">password: Aistle7868@</text:p>
      <text:p text:style-name="P82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83">2. systemctl status jenkins //command to check whether jenkis is installed.</text:p>
      <text:p text:style-name="P84">3. systemctl stop jenkins //<text:span text:style-name="T2">cmd to stop the jenkins server</text:span></text:p>
      <text:p text:style-name="P85">4. systemctl start jenkins</text:p>
      <text:p text:style-name="P86">5. systemctl restart jenkins</text:p>
      <text:p text:style-name="P87"><text:span text:style-name="T3">6</text:span>. ip addr show //command to show the ip of the jenkins</text:p>
      <text:p text:style-name="P6"/>
      <text:p text:style-name="P6"/>
      <text:p text:style-name="P74">Architectural Over View of Jenkins:</text:p>
      <text:p text:style-name="P88"/>
      <text:p text:style-name="P74">Master:</text:p>
      <text:p text:style-name="P88">1. Schedule Build Job.</text:p>
      <text:p text:style-name="P88">2. Dispatch Builds to the slave for Actual Job Execution.</text:p>
      <text:p text:style-name="P88">3. Monitoring the slave and recording the build results.</text:p>
      <text:p text:style-name="P7"/>
      <text:p text:style-name="P74">Slave:</text:p>
      <text:p text:style-name="P88">1. Execute Build Jobs dispatched by master.</text:p>
      <text:p text:style-name="P88"/>
      <text:p text:style-name="P89">Jenkins Job: It refer’s to <text:s/>runnable tasks thar are controlled and monitored by jenkins.</text:p>
      <text:p text:style-name="P89">Eg: Suppose for your deployment on aws, gcp etc u can setup a job for that.</text:p>
      <text:p text:style-name="P89">Eg: U want to build the project u can setup a job for that.</text:p>
      <text:p text:style-name="P90">Eg: U want to execute some kind of sequel on the server u can set up a job for that.</text:p>
      <text:p text:style-name="P90"/>
      <text:p text:style-name="P91"><text:span text:style-name="T11">Slave / Node: </text:span><text:span text:style-name="T4">Slaves are the computer / vm’s that are setup to build projects for a Master.</text:span></text:p>
      <text:p text:style-name="P91"><text:tab/>- <text:span text:style-name="T5">Jenkins run seperate program called ‘Slave Agents’ (Java Program) on slaves.</text:span></text:p>
      <text:p text:style-name="P91"><text:tab/>- <text:span text:style-name="T6">When Slaves are registered to a master, a master starts distributing load to the slaves.</text:span></text:p>
      <text:p text:style-name="P92"><text:tab/>- <text:span text:style-name="T7">Node is used to refer all machines that are part of Jenkins grid, slaves and master.</text:span></text:p>
      <text:p text:style-name="P92"/>
      <text:p text:style-name="P93"><text:span text:style-name="T11">Executor: </text:span><text:s/>It is a seperate Stream of Builds to be run on a Node in parallel.</text:p>
      <text:p text:style-name="P93"><text:soft-page-break/><text:tab/><text:span text:style-name="T8">Executor is like a thread it executes a single job on a slave. There can be multiple executors on a single node / slave.</text:span></text:p>
      <text:p text:style-name="P93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93"/>
      <text:p text:style-name="P94"><text:span text:style-name="T11">Plugins: </text:span><text:span text:style-name="T10">A plugin is like plugins on any other system, is a piece of software that extends the core functionality of the core Jenkins Server.</text:span></text:p>
      <text:p text:style-name="P64"/>
      <text:p text:style-name="P64"/>
      <text:p text:style-name="P64"/>
      <text:p text:style-name="P66">Continuous Integration with Jenkins</text:p>
      <text:p text:style-name="P65"/>
      <text:p text:style-name="P69">Jenkins Integration with GIT &amp; GITHUB</text:p>
      <text:p text:style-name="P101">- <text:span text:style-name="T12">Install GitHub plugin on Jenkins Server using Mangae Plugins</text:span></text:p>
      <text:p text:style-name="P101">- <text:span text:style-name="T14">git --version</text:span></text:p>
      <text:p text:style-name="P101"/>
      <text:p text:style-name="P70">Install Maven on Jenkins Host Machine</text:p>
      <text:p text:style-name="P70">- <text:span text:style-name="T13">sudo apt-get install maven</text:span></text:p>
      <text:p text:style-name="P101">- <text:span text:style-name="T14">mvn –version</text:span></text:p>
      <text:p text:style-name="P101"/>
      <text:p text:style-name="P71">Configure Jenkins to Work with Maven<text:span text:style-name="T16"> </text:span><text:span text:style-name="T17"><text:s/></text:span><text:span text:style-name="T18">&amp; GIT</text:span></text:p>
      <text:p text:style-name="P75"><text:span text:style-name="T16">J</text:span><text:span text:style-name="T15">ava Path</text:span></text:p>
      <text:p text:style-name="P77">- /usr/lib/jvm/java-8-openjdk-amd64</text:p>
      <text:p text:style-name="P75"><text:span text:style-name="T16">M</text:span><text:span text:style-name="T15">aven Path</text:span></text:p>
      <text:p text:style-name="P78">- /usr/share/maven/</text:p>
      <text:p text:style-name="P78"/>
      <text:p text:style-name="P79">Git</text:p>
      <text:p text:style-name="P79">- git //just git no path</text:p>
      <text:p text:style-name="P79"/>
      <text:p text:style-name="P76">Create Your First Maven Based Jenkins Job</text:p>
      <text:p text:style-name="P102">Maven Goals: <text:span text:style-name="T19">test, install, compile, package, deploy, test-compile etc</text:span></text:p>
      <text:p text:style-name="P102"/>
      <text:p text:style-name="P72">Source Code Polling In Jenkins</text:p>
      <text:p text:style-name="P95">Continuous Integration flow is not for manual work. </text:p>
      <text:p text:style-name="P95"/>
      <text:p text:style-name="P96">You have to select the Poll SCM</text:p>
      <text:p text:style-name="P96"/>
      <text:p text:style-name="P97">In Jenkins schedule is basicall<text:span text:style-name="T21">y</text:span> in CRON Basis.</text:p>
      <text:p text:style-name="P97"/>
      <text:p text:style-name="P73">Remote Build Trigger In Jenkins</text:p>
      <text:p text:style-name="P98">- Remote Build Trigger is helpful to execute the build externally.</text:p>
      <text:p text:style-name="P99">- If an action is triggered on Server B then a job is triggered on Server A <text:span text:style-name="T22">then Remote Build Trigger is helpful.</text:span></text:p>
      <text:p text:style-name="P99"><text:soft-page-break/>- <text:span text:style-name="T23">U can call the Build Trigger by some script, API or UI Button Click Event.</text:span></text:p>
      <text:p text:style-name="P99"/>
      <text:p text:style-name="P67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68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68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03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6">_</text:span></text:span><text:span text:style-name="Teletype"><text:span text:style-name="T107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4">-r apache-tomcat-8.5.</text:span></text:span><text:span text:style-name="Teletype"><text:span text:style-name="T102">51</text:span></text:span><text:span text:style-name="Teletype"><text:span text:style-name="T94"> / apache-tomcat-8.5.</text:span></text:span><text:span text:style-name="Teletype"><text:span text:style-name="T102">51</text:span></text:span><text:span text:style-name="Teletype"><text:span text:style-name="T94">-prod/</text:span></text:span></text:p>
      <text:p text:style-name="P57"><text:span text:style-name="Teletype"><text:span text:style-name="T95">2. cd </text:span></text:span><text:span text:style-name="Teletype"><text:span text:style-name="T94"><text:s/>apache-tomcat-8.5.</text:span></text:span><text:span text:style-name="Teletype"><text:span text:style-name="T102">51</text:span></text:span><text:span text:style-name="Teletype"><text:span text:style-name="T94">-prod/</text:span></text:span><text:span text:style-name="Teletype"><text:span text:style-name="T95">conf</text:span></text:span></text:p>
      <text:p text:style-name="P57"><text:span text:style-name="Teletype"><text:span text:style-name="T95">3. vi server.xml</text:span></text:span></text:p>
      <text:p text:style-name="P57"><text:span text:style-name="Teletype"><text:span text:style-name="T95">4. </text:span></text:span><text:span text:style-name="Teletype"><text:span text:style-name="T96">Edit the port to 9091 </text:span></text:span><text:span text:style-name="Teletype"><text:span text:style-name="T97">from 9090 </text:span></text:span><text:span text:style-name="Teletype"><text:span text:style-name="T98">of previous tomcat configuration file</text:span></text:span></text:p>
      <text:p text:style-name="P58"><text:span text:style-name="Teletype"><text:span text:style-name="T99">5. start the server in staging eve bin/startup.sh</text:span></text:span></text:p>
      <text:p text:style-name="P58"><text:span text:style-name="Teletype"><text:span text:style-name="T99">6. to see logs enter the command -</text:span></text:span><text:span text:style-name="Teletype"><text:span text:style-name="T101">&gt;</text:span></text:span><text:span text:style-name="Teletype"><text:span text:style-name="T99">tail -f apache-tomcat-8.5.</text:span></text:span><text:span text:style-name="Teletype"><text:span text:style-name="T102">51-</text:span></text:span><text:span text:style-name="Teletype"><text:span text:style-name="T103">prod</text:span></text:span><text:span text:style-name="Teletype"><text:span text:style-name="T99">/logs/catalina.out </text:span></text:span><text:span text:style-name="Teletype"><text:span text:style-name="T100">and the command directory should opt/tomcat/</text:span></text:span></text:p>
      <text:p text:style-name="P58"><text:span text:style-name="Teletype"><text:span text:style-name="T100"/></text:span></text:p>
      <text:p text:style-name="P59"><text:span text:style-name="Teletype"><text:span text:style-name="T104">1. Create a new item</text:span></text:span></text:p>
      <text:p text:style-name="P59"><text:span text:style-name="Teletype"><text:span text:style-name="T104">2. Enter an item name (Deploy_Application_Prod_Env)</text:span></text:span></text:p>
      <text:p text:style-name="P59"><text:span text:style-name="Teletype"><text:span text:style-name="T104">3. This will deploy Java Tomcat Application in Production.</text:span></text:span></text:p>
      <text:p text:style-name="P59"><text:span text:style-name="Teletype"><text:span text:style-name="T104">4. Discard Code builds 5 and 5.</text:span></text:span></text:p>
      <text:p text:style-name="P59"><text:span text:style-name="Teletype"><text:span text:style-name="T104">5. Delete Workspace before build starts and Add time stamps in Build Env.</text:span></text:span></text:p>
      <text:p text:style-name="P59"><text:span text:style-name="Teletype"><text:span text:style-name="T104">6. In Build Select Add build step and select Copy artifact from other project.</text:span></text:span></text:p>
      <text:p text:style-name="P59"><text:span text:style-name="Teletype"><text:span text:style-name="T104">7. Project Name -&gt; Package Application</text:span></text:span></text:p>
      <text:p text:style-name="P59"><text:span text:style-name="Teletype"><text:span text:style-name="T104">8. Select Stable Build.</text:span></text:span></text:p>
      <text:p text:style-name="P59"><text:span text:style-name="Teletype"><text:span text:style-name="T104">9. Artificats to copy <text:s/>-&gt; **/*.war</text:span></text:span></text:p>
      <text:p text:style-name="P63"><text:span text:style-name="Teletype"><text:span text:style-name="T111">10. Click on Post-Build-Actions and select Deploy war/ear to a container</text:span></text:span></text:p>
      <text:p text:style-name="P63"><text:span text:style-name="Teletype"><text:span text:style-name="T111">11. Enter **/*.war</text:span></text:span></text:p>
      <text:p text:style-name="P63"><text:span text:style-name="Teletype"><text:span text:style-name="T111">12. Context path -&gt; /</text:span></text:span></text:p>
      <text:p text:style-name="P63"><text:span text:style-name="Teletype"><text:span text:style-name="T111">13. </text:span></text:span><text:span text:style-name="Teletype"><text:span text:style-name="T113">Click Add Container and </text:span></text:span><text:span text:style-name="Teletype"><text:span text:style-name="T111">Choose the credentials tomcat.</text:span></text:span></text:p>
      <text:p text:style-name="P63"><text:span text:style-name="Teletype"><text:span text:style-name="T111">14. Enter the tomcat url -&gt; http://134.122.28.225:8081/</text:span></text:span></text:p>
      <text:p text:style-name="P59"><text:span text:style-name="Teletype"><text:span text:style-name="T104">1</text:span></text:span><text:span text:style-name="Teletype"><text:span text:style-name="T112">5</text:span></text:span><text:span text:style-name="Teletype"><text:span text:style-name="T104">. </text:span></text:span><text:span text:style-name="Teletype"><text:span text:style-name="T105">Click on save.</text:span></text:span></text:p>
      <text:p text:style-name="P59"><text:span text:style-name="Teletype"><text:span text:style-name="T105"/></text:span></text:p>
      <text:p text:style-name="P59"><text:span text:style-name="Teletype"><text:span text:style-name="T105"/></text:span></text:p>
      <text:p text:style-name="P60"><text:span text:style-name="Teletype"><text:span text:style-name="T106">1. Go to <text:s/></text:span></text:span><text:span text:style-name="Teletype"><text:span text:style-name="T108">Deploy_Application</text:span></text:span><text:span text:style-name="Teletype"><text:span text:style-name="T106">_</text:span></text:span><text:span text:style-name="Teletype"><text:span text:style-name="T107">Staging</text:span></text:span><text:span text:style-name="Teletype"><text:span text:style-name="T106"> Configuration file</text:span></text:span></text:p>
      <text:p text:style-name="P60"><text:span text:style-name="Teletype"><text:span text:style-name="T107">2. Go to Post-build Actions</text:span></text:span></text:p>
      <text:p text:style-name="P60"><text:span text:style-name="Teletype"><text:span text:style-name="T107">3. Click Add post-build actions and select </text:span></text:span><text:span text:style-name="Teletype"><text:span text:style-name="T114">Build other projects (Manual Step)</text:span></text:span></text:p>
      <text:p text:style-name="P61"><text:soft-page-break/><text:span text:style-name="Teletype"><text:span text:style-name="T109">4. </text:span></text:span><text:span text:style-name="Teletype"><text:span text:style-name="T110">Enter the downstream project Deploy_Application_Prod_Env</text:span></text:span></text:p>
      <text:p text:style-name="P62"><text:span text:style-name="Teletype"><text:span text:style-name="T110">5. Click on save.</text:span></text:span></text:p>
      <text:p text:style-name="P62"><text:span text:style-name="Teletype"><text:span text:style-name="T110"/></text:span></text:p>
      <text:p text:style-name="P104"><text:span text:style-name="Teletype"><text:span text:style-name="T115">Infrastructuer As Code:</text:span></text:span><text:span text:style-name="Teletype"><text:span text:style-name="T116"> </text:span></text:span></text:p>
      <text:p text:style-name="P105"><text:span text:style-name="Teletype"><text:span text:style-name="T117">Coding the jenkins job is called as Infrastructure as code instead of manually configuring them.</text:span></text:span></text:p>
      <text:p text:style-name="P107"><text:span text:style-name="Teletype"><text:span text:style-name="T123"/></text:span></text:p>
      <text:p text:style-name="P106"><text:span text:style-name="Teletype"><text:span text:style-name="T124">Introduction to Jenkins Job DSL:</text:span></text:span></text:p>
      <text:p text:style-name="P108"><text:span text:style-name="Teletype"><text:span text:style-name="T118">DSL stands for Domain Specific Language.</text:span></text:span></text:p>
      <text:p text:style-name="P109"><text:span text:style-name="Teletype"><text:span text:style-name="T119">1. Go to Manage Plugins.</text:span></text:span></text:p>
      <text:p text:style-name="P109"><text:span text:style-name="Teletype"><text:span text:style-name="T119">2. Search for Job DSL</text:span></text:span></text:p>
      <text:p text:style-name="P110"><text:span text:style-name="Teletype"><text:span text:style-name="T120">3. Install Job DSL.</text:span></text:span></text:p>
      <text:p text:style-name="P62"><text:span text:style-name="Teletype"><text:span text:style-name="T110"/></text:span></text:p>
      <text:p text:style-name="P62"><text:span text:style-name="Teletype"><text:span text:style-name="T110"/></text:span></text:p>
      <text:p text:style-name="P58"><text:span text:style-name="Teletype"><text:span text:style-name="T100"/></text:span></text:p>
      <text:p text:style-name="P56"><text:span text:style-name="Teletype"><text:span text:style-name="T94"/></text:span></text:p>
      <text:p text:style-name="P49"><text:span text:style-name="Teletype"><text:span text:style-name="T62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7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8T12:32:27.137019887</dc:date>
    <meta:editing-duration>PT11H14M55S</meta:editing-duration>
    <meta:editing-cycles>171</meta:editing-cycles>
    <meta:generator>LibreOffice/6.0.7.3$Linux_X86_64 LibreOffice_project/00m0$Build-3</meta:generator>
    <meta:document-statistic meta:table-count="0" meta:image-count="0" meta:object-count="0" meta:page-count="6" meta:paragraph-count="180" meta:word-count="1247" meta:character-count="7613" meta:non-whitespace-character-count="6523"/>
  </office:meta>
</office:document-meta>
</file>